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31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.13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onception</text:p>
          </draw:text-box>
        </draw:frame>
        <draw:custom-shape draw:style-name="gr2" draw:text-style-name="P3" draw:layer="layout" svg:width="3.81cm" svg:height="1.905cm" svg:x="12.7cm" svg:y="7.62cm">
          <text:p text:style-name="P3">Bil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905cm" svg:x="21.59cm" svg:y="7.62cm">
          <text:p text:style-name="P3">Produc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905cm" svg:x="12.7cm" svg:y="3.175cm">
          <text:p text:style-name="P3">Restaura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905cm" svg:x="3.81cm" svg:y="7.62cm">
          <text:p text:style-name="P3">Table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605cm" svg:y1="5.08cm" svg:x2="14.605cm" svg:y2="7.62cm">
          <text:p/>
        </draw:line>
        <draw:line draw:style-name="gr3" draw:text-style-name="P4" draw:layer="layout" svg:x1="16.51cm" svg:y1="8.89cm" svg:x2="21.59cm" svg:y2="8.89cm">
          <text:p/>
        </draw:line>
        <draw:line draw:style-name="gr3" draw:text-style-name="P4" draw:layer="layout" svg:x1="7.62cm" svg:y1="8.89cm" svg:x2="12.7cm" svg:y2="8.89cm">
          <text:p/>
        </draw:line>
        <draw:custom-shape draw:style-name="gr4" draw:text-style-name="P5" draw:layer="layout" svg:width="0.635cm" svg:height="0.635cm" svg:x="12.065cm" svg:y="8.25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7.62cm" svg:y="8.255cm">
          <text:p text:style-name="P3">*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20.955cm" svg:y="8.255cm">
          <text:p text:style-name="P3">*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6.565cm" svg:y="8.255cm">
          <text:p text:style-name="P3">*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905cm" svg:x="17.78cm" svg:y="10.795cm">
          <text:p text:style-name="P3">bill_product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715cm" svg:y1="7.62cm" svg:x2="12.7cm" svg:y2="4.445cm">
          <text:p/>
        </draw:line>
        <draw:line draw:style-name="gr3" draw:text-style-name="P4" draw:layer="layout" svg:x1="16.51cm" svg:y1="4.445cm" svg:x2="23.495cm" svg:y2="7.6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6T13:21:49.411271965</meta:creation-date>
    <meta:editing-duration>PT4M8S</meta:editing-duration>
    <meta:editing-cycles>2</meta:editing-cycles>
    <meta:generator>LibreOffice/7.0.3.1$Linux_X86_64 LibreOffice_project/00$Build-1</meta:generator>
    <dc:title>Blue Curve</dc:title>
    <dc:date>2021-01-16T13:36:08.906160750</dc:date>
    <meta:document-statistic meta:object-count="55"/>
  </office:meta>
</office:document-meta>
</file>